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6/2023</text:p>
            <text:p text:style-name="Normální">KVOP-34261/2023</text:p>
            <text:p text:style-name="Normální">14. 09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s text:c="5"/>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P.,</text:p>
      <text:p text:style-name="Základnítext">dne 12. 9. 2023 obdržela Kancelář veřejného ochránce práv Vaši žádost o informace. Žádáte o zaslání „sborníku stanovisek VOP, pokud je k dispozici novější verze než II z roku 2019“ a „trestní kodex“.</text:p>
      <text:p text:style-name="Základnítext"><text:span text:style-name="Silné">Dáváme Vám tyto informace</text:span>:</text:p>
      <text:p text:style-name="Základnítext">Novější Sborník stanovisek veřejného ochránce práv k vězeňství, který jsem Vám zaslal v listopadu 2022 (Vězeňství II z roku 2019) není k dispozici<text:s/>a v současné době se ani neplánuje.</text:p>
      <text:p text:style-name="Základnítext">Platné znění zákona č. 141/1961 Sb., trestní řád, Vám zasílám přílohou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P19">zákon č. 141/1961 Sb., trestní řád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TRUE*</text:span></text:p>
        <text:p text:style-name="P12"><text:span text:style-name="T13">KVOPX00DTRUE</text:span>KVOPX00DTRU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5T10:31:00Z</meta:creation-date>
    <dc:date>2023-09-15T10:3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3" meta:character-count="850" meta:row-count="6" meta:non-whitespace-character-count="728"/>
  </office:meta>
</office:document-meta>
</file>